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7.013cm" table:align="left" style:writing-mode="lr-tb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15.9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-left="none" fo:border-right="0.1pt solid #000000" fo:border-top="0.1pt solid #000000" fo:border-bottom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none" fo:border-right="0.1pt solid #000000" fo:border-top="none" fo:border-bottom="0.1pt solid #000000" style:writing-mode="lr-tb"/>
    </style:style>
    <style:style style:name="Table2" style:family="table">
      <style:table-properties style:width="17.013cm" table:align="left" style:writing-mode="lr-tb"/>
    </style:style>
    <style:style style:name="Table2.A" style:family="table-column">
      <style:table-column-properties style:column-width="1.004cm"/>
    </style:style>
    <style:style style:name="Table2.B" style:family="table-column">
      <style:table-column-properties style:column-width="7.093cm"/>
    </style:style>
    <style:style style:name="Table2.C" style:family="table-column">
      <style:table-column-properties style:column-width="8.91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C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13cm" table:align="left" style:writing-mode="lr-tb"/>
    </style:style>
    <style:style style:name="Table3.A" style:family="table-column">
      <style:table-column-properties style:column-width="17.01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="0.1pt solid #000000" style:writing-mode="lr-tb"/>
    </style:style>
    <style:style style:name="Table3" style:family="table">
      <style:table-properties style:width="17.013cm" table:align="left" style:writing-mode="lr-tb"/>
    </style:style>
    <style:style style:name="Table3.A" style:family="table-column">
      <style:table-column-properties style:column-width="17.01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="0.1pt solid #000000" style:writing-mode="lr-tb"/>
    </style:style>
    <style:style style:name="P1" style:family="paragraph" style:parent-style-name="Heading_20_1">
      <style:text-properties fo:font-size="14pt" officeooo:paragraph-rsid="00164912" style:font-size-asian="14pt" style:font-size-complex="14pt"/>
    </style:style>
    <style:style style:name="P2" style:family="paragraph" style:parent-style-name="Heading_20_1">
      <style:text-properties fo:font-size="16pt" officeooo:paragraph-rsid="00164912" style:font-size-asian="16pt" style:font-size-complex="16pt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9pt" fo:font-weight="bold" officeooo:rsid="0014505b" officeooo:paragraph-rsid="0014505b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text-properties style:font-name-asian="Liberation Serif1" style:font-name-complex="Liberation Serif1"/>
    </style:style>
    <style:style style:name="P6" style:family="paragraph" style:parent-style-name="Standard">
      <style:paragraph-properties fo:margin-left="0cm" fo:margin-right="4.8cm" fo:text-indent="0cm" style:auto-text-indent="false" style:snap-to-layout-grid="false"/>
    </style:style>
    <style:style style:name="P7" style:family="paragraph" style:parent-style-name="Standard">
      <style:text-properties officeooo:paragraph-rsid="001450cb"/>
    </style:style>
    <style:style style:name="P8" style:family="paragraph" style:parent-style-name="Standard">
      <loext:graphic-properties draw:fill-gradient-name="gradient" draw:fill-hatch-name="hatch"/>
      <style:paragraph-properties fo:line-height="115%"/>
      <style:text-properties fo:font-style="italic" style:font-style-asian="italic" style:font-style-complex="italic"/>
    </style:style>
    <style:style style:name="P9" style:family="paragraph" style:parent-style-name="Standard">
      <style:text-properties officeooo:rsid="001583b7" officeooo:paragraph-rsid="001583b7"/>
    </style:style>
    <style:style style:name="P10" style:family="paragraph" style:parent-style-name="Standard">
      <loext:graphic-properties draw:fill-gradient-name="gradient" draw:fill-hatch-name="hatch"/>
      <style:paragraph-properties fo:line-height="115%"/>
    </style:style>
    <style:style style:name="P11" style:family="paragraph" style:parent-style-name="Standard" style:list-style-name="L1">
      <loext:graphic-properties draw:fill-gradient-name="gradient" draw:fill-hatch-name="hatch"/>
      <style:paragraph-properties fo:line-height="115%"/>
    </style:style>
    <style:style style:name="P12" style:family="paragraph" style:parent-style-name="Standard" style:list-style-name="L2">
      <loext:graphic-properties draw:fill-gradient-name="gradient" draw:fill-hatch-name="hatch"/>
      <style:paragraph-properties fo:line-height="115%"/>
    </style:style>
    <style:style style:name="P13" style:family="paragraph" style:parent-style-name="Standard" style:list-style-name="L2">
      <loext:graphic-properties draw:fill-gradient-name="gradient" draw:fill-hatch-name="hatch"/>
      <style:paragraph-properties fo:line-height="115%"/>
      <style:text-properties officeooo:paragraph-rsid="001b0f12"/>
    </style:style>
    <style:style style:name="P14" style:family="paragraph" style:parent-style-name="Standard" style:list-style-name="L2">
      <loext:graphic-properties draw:fill-gradient-name="gradient" draw:fill-hatch-name="hatch"/>
      <style:paragraph-properties fo:line-height="115%"/>
      <style:text-properties officeooo:rsid="001b0f12" officeooo:paragraph-rsid="001b0f12"/>
    </style:style>
    <style:style style:name="P15" style:family="paragraph" style:parent-style-name="Style2">
      <style:text-properties officeooo:paragraph-rsid="001450cb"/>
    </style:style>
    <style:style style:name="P16" style:family="paragraph" style:parent-style-name="Style2">
      <style:paragraph-properties fo:break-before="page"/>
      <style:text-properties officeooo:paragraph-rsid="001450cb"/>
    </style:style>
    <style:style style:name="P17" style:family="paragraph" style:parent-style-name="Style2">
      <style:text-properties style:font-name="arial" fo:font-size="14pt" officeooo:paragraph-rsid="00164912" style:font-size-asian="14pt" style:font-name-complex="arial" style:font-size-complex="14pt"/>
    </style:style>
    <style:style style:name="P18" style:family="paragraph" style:parent-style-name="Style2">
      <style:paragraph-properties fo:break-before="page"/>
      <style:text-properties style:font-name="arial" fo:font-size="14pt" fo:font-weight="bold" officeooo:paragraph-rsid="0017bd7f" style:font-size-asian="14pt" style:font-weight-asian="bold" style:font-name-complex="arial" style:font-size-complex="14pt" style:font-weight-complex="bold"/>
    </style:style>
    <style:style style:name="P19" style:family="paragraph" style:parent-style-name="Style2">
      <loext:graphic-properties draw:fill-gradient-name="gradient" draw:fill-hatch-name="hatch"/>
      <style:paragraph-properties fo:line-height="115%" fo:break-before="page"/>
      <style:text-properties officeooo:paragraph-rsid="00179a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9ad2" style:font-weight-asian="bold" style:font-weight-complex="bold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b0f12" style:font-style-asian="italic" style:font-style-complex="italic"/>
    </style:style>
    <style:style style:name="T6" style:family="text">
      <style:text-properties fo:font-style="italic" officeooo:rsid="001b8fb1" style:font-style-asian="italic" style:font-style-complex="italic"/>
    </style:style>
    <style:style style:name="T7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8" style:family="text">
      <style:text-properties style:font-name="arial" fo:font-size="14pt" fo:font-weight="bold" officeooo:rsid="001450cb" style:font-size-asian="14pt" style:font-weight-asian="bold" style:font-name-complex="arial" style:font-size-complex="14pt" style:font-weight-complex="bold"/>
    </style:style>
    <style:style style:name="T9" style:family="text">
      <style:text-properties officeooo:rsid="001450cb"/>
    </style:style>
    <style:style style:name="T10" style:family="text">
      <style:text-properties officeooo:rsid="000c8106"/>
    </style:style>
    <style:style style:name="T11" style:family="text">
      <style:text-properties officeooo:rsid="001583b7"/>
    </style:style>
    <style:style style:name="T12" style:family="text">
      <style:text-properties fo:color="#111111" loext:opacity="100%" style:font-name="arial" fo:font-weight="bold" officeooo:rsid="00122112" style:font-weight-asian="bold" style:font-name-complex="arial" style:font-weight-complex="bold"/>
    </style:style>
    <style:style style:name="T13" style:family="text">
      <style:text-properties fo:color="#111111" loext:opacity="100%" style:font-name="arial" fo:font-weight="bold" officeooo:rsid="001450cb" style:font-weight-asian="bold" style:font-name-complex="arial" style:font-weight-complex="bold"/>
    </style:style>
    <style:style style:name="T14" style:family="text">
      <style:text-properties officeooo:rsid="00164912"/>
    </style:style>
    <style:style style:name="T15" style:family="text">
      <style:text-properties officeooo:rsid="00179ad2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officeooo:rsid="00164912" style:font-size-asian="16pt" style:font-size-complex="16pt"/>
    </style:style>
    <style:style style:name="T18" style:family="text">
      <style:text-properties officeooo:rsid="001b0f12"/>
    </style:style>
    <style:style style:name="T19" style:family="text">
      <style:text-properties officeooo:rsid="001b8fb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h text:style-name="P2" text:outline-level="1">webAKT Tutorial 2</text:h>
      <text:h text:style-name="P1" text:outline-level="1"><text:span text:style-name="T16">Creating a simple knowledge bas</text:span><text:span text:style-name="T17">e</text:span><text:span text:style-name="T14"><text:line-break/>Part</text:span><text:span text:style-name="T12"> </text:span><text:span text:style-name="T13">1</text:span><text:span text:style-name="T12">: </text:span><text:span text:style-name="T13">Introduction and sample knowledge source</text:span></text:h>
      <text:h text:style-name="P17" text:outline-level="2"/>
      <text:p text:style-name="P10">This tutorial guides you through the creation of a small knowledge base and then invites you</text:p>
      <text:p text:style-name="P10">to try out different ways of exploring it. This is the second webAKT Tutorial. <text:s text:c="2"/>Tutorial 1 - Viewing a Knowledge Base – takes you through the tools available for displaying the various components of an AKT knowledge base, such as statements and sources. <text:s/><text:span text:style-name="T1"><text:s/>The present tutorial assumes you have familiarized yourself with these tools, and now wish to learn how to build a new knowledge base and/or edit an existing one. </text:span><text:s/>So, if you have not already done so, please work through Tutorial 1 – it should take less than 30 mins.</text:p>
      <text:p text:style-name="P10"/>
      <text:p text:style-name="P10">The tutorial is only an introduction to AKT; please use chapters 7 – 12 to guide you when you require further information on AKT facilities.</text:p>
      <text:p text:style-name="P10"/>
      <text:p text:style-name="P10">The knowledge used in this tutorial is abstracted from:<text:line-break/>Bandy, D.E., Garrity, D.P. and Sanchez, P.A. (1993) The worldwide problem of slash-and-burn</text:p>
      <text:p text:style-name="P10">agriculture. Agroforestry Today Vol. 5 (3), 2-6. </text:p>
      <text:p text:style-name="P10"/>
      <text:p text:style-name="P10">In this tutorial, we will first see <text:span text:style-name="T19">(Part 1)</text:span> how to:</text:p>
      <text:list xml:id="list4216552836" text:style-name="L1">
        <text:list-item>
          <text:p text:style-name="P11">Analyse the information provided by some source (in this case, a published document);</text:p>
        </text:list-item>
        <text:list-item>
          <text:p text:style-name="P11">Extract the information into individual statements;</text:p>
        </text:list-item>
        <text:list-item>
          <text:p text:style-name="P11">Express these statements in AKTs formal language.</text:p>
        </text:list-item>
      </text:list>
      <text:p text:style-name="P10"/>
      <text:p text:style-name="P10">Then <text:span text:style-name="T19">(Part 2), </text:span>how to <text:span text:style-name="T19">use webAKT to</text:span>:</text:p>
      <text:list xml:id="list2832840962" text:style-name="L2">
        <text:list-item>
          <text:p text:style-name="P13">Enter <text:span text:style-name="T18">sources;</text:span></text:p>
        </text:list-item>
        <text:list-item>
          <text:p text:style-name="P13">Enter <text:span text:style-name="T18">statements – the text-based method</text:span>;</text:p>
        </text:list-item>
        <text:list-item>
          <text:p text:style-name="P12"><text:span text:style-name="T18">Editing and entering formal terms</text:span>;</text:p>
        </text:list-item>
        <text:list-item>
          <text:p text:style-name="P12"><text:span text:style-name="T18">Creating and editing object hierarchies</text:span>;</text:p>
        </text:list-item>
        <text:list-item>
          <text:p text:style-name="P12"><text:span text:style-name="T18">Creating and editing topics</text:span>;</text:p>
        </text:list-item>
        <text:list-item>
          <text:p text:style-name="P12"><text:span text:style-name="T18">Creating and editing topic hierarchies;</text:span></text:p>
        </text:list-item>
        <text:list-item>
          <text:p text:style-name="P14">Entering statements – the temp<text:span text:style-name="T19">l</text:span>ate method;</text:p>
        </text:list-item>
        <text:list-item>
          <text:p text:style-name="P13"><text:span text:style-name="T18">Entering statements – the diagramming method;</text:span></text:p>
        </text:list-item>
        <text:list-item>
          <text:p text:style-name="P12">Add<text:span text:style-name="T18">ing</text:span> images <text:span text:style-name="T18">[</text:span><text:span text:style-name="T5">working but not yet written up </text:span><text:span text:style-name="T6">in the tutorial</text:span><text:span text:style-name="T18">].</text:span></text:p>
        </text:list-item>
      </text:list>
      <text:p text:style-name="P10"/>
      <text:p text:style-name="P10"/>
      <text:h text:style-name="P19" text:outline-level="2"><text:span text:style-name="T10">Analys</text:span><text:span text:style-name="T11">i</text:span><text:span text:style-name="T10">ng the information provided by some source </text:span></text:h>
      <text:p text:style-name="P10"/>
      <text:p text:style-name="P10">For the purposes of this tutorial, we will make use of the following text as our source</text:p>
      <text:p text:style-name="P10">knowledge. It may be more usual however, for source knowledge to be a tape-recorded</text:p>
      <text:p text:style-name="P10">interview. </text:p>
      <text:p text:style-name="P10"/>
      <text:p text:style-name="P10">The following are extracts from the source text:</text:p>
      <text:p text:style-name="P10"><text:span text:style-name="T3"><text:s text:c="15"/></text:span><text:span text:style-name="T4">“...burning helps to control pests and diseases....the higher soil</text:span></text:p>
      <text:p text:style-name="P8"><text:span text:style-name="T3"><text:s text:c="15"/></text:span>temperatures that follow clearing and burning also accelerate the</text:p>
      <text:p text:style-name="P8"><text:span text:style-name="T3"><text:s text:c="15"/></text:span>decomposition of organic matter in the top layers of the soil.</text:p>
      <text:p text:style-name="P8"/>
      <text:p text:style-name="P8"><text:span text:style-name="T3"><text:s text:c="15"/></text:span>About half of the nitrogen and phosphorus in the burnt material and</text:p>
      <text:p text:style-name="P8"><text:span text:style-name="T3"><text:s text:c="15"/></text:span>nearly all the remaining nutrients are released to the soil from the ash</text:p>
      <text:p text:style-name="P8"><text:span text:style-name="T3"><text:s text:c="15"/></text:span>after burning. These nutrients are flushed from the ash by the rain</text:p>
      <text:p text:style-name="P8"><text:span text:style-name="T3"><text:s text:c="15"/></text:span>and have the effect of raising the pH of the upper layers of soil as well</text:p>
      <text:p text:style-name="P8"><text:span text:style-name="T3"><text:s text:c="15"/></text:span>as incorporating the nutrients. Nutrients in concentrated form are thus</text:p>
      <text:p text:style-name="P8"><text:span text:style-name="T3"><text:s text:c="15"/></text:span>available for one or two years after clearing. The quantity and quality</text:p>
      <text:p text:style-name="P8"><text:span text:style-name="T3"><text:s text:c="15"/></text:span>of these nutrients depends on the native fertility of the soil…</text:p>
      <text:p text:style-name="P8"/>
      <text:p text:style-name="P8"><text:span text:style-name="T3"><text:s text:c="15"/></text:span>Crops such as corn, rice, beans, cassava, yams and plantains are</text:p>
      <text:p text:style-name="P8"><text:span text:style-name="T3"><text:s text:c="15"/></text:span>then planted.…</text:p>
      <text:p text:style-name="P10"/>
      <text:p text:style-name="P10"><text:span text:style-name="T3"><text:s text:c="15"/></text:span><text:span text:style-name="T4">As nutrients are removed by crop harvests or lost through leaching,</text:span></text:p>
      <text:p text:style-name="P8"><text:span text:style-name="T3"><text:s text:c="15"/></text:span>soil fertility declines. At the same time, the relatively easily removed</text:p>
      <text:p text:style-name="P8"><text:span text:style-name="T3"><text:s text:c="15"/></text:span>broad-leaved weeds are replaced by harder to manage grasses and</text:p>
      <text:p text:style-name="P8"><text:span text:style-name="T3"><text:s text:c="15"/></text:span>increasing weed density quickly impedes further cropping. The fields</text:p>
      <text:p text:style-name="P8"><text:span text:style-name="T3"><text:s text:c="15"/></text:span>are then abandoned for a period of fallow.</text:p>
      <text:p text:style-name="P8"/>
      <text:p text:style-name="P8"><text:span text:style-name="T3"><text:s text:c="15"/></text:span>The secondary forest grows rapidly during the fallow, using nutrients</text:p>
      <text:p text:style-name="P8"><text:span text:style-name="T3"><text:s text:c="15"/></text:span>remaining in the soil...Essential minerals (phosphorus, potassium,</text:p>
      <text:p text:style-name="P8"><text:span text:style-name="T3"><text:s text:c="15"/></text:span>calcium, etc.) are extracted from lower soil layers during regrowth and</text:p>
      <text:p text:style-name="P8"><text:span text:style-name="T3"><text:s text:c="15"/></text:span>brought to the surface by trees.…</text:p>
      <text:p text:style-name="P8"/>
      <text:p text:style-name="P8"><text:span text:style-name="T3"><text:s text:c="15"/></text:span>Soil erosion... is seldom a problem in shifting cultivation because the</text:p>
      <text:p text:style-name="P8"><text:span text:style-name="T3"><text:s text:c="15"/></text:span>cleared areas are small and are always covered by some sort of</text:p>
      <text:p text:style-name="P8"><text:span text:style-name="T3"><text:s text:c="15"/></text:span>vegetation. When unsustainable slash-and-burn is practised by</text:p>
      <text:p text:style-name="P8"><text:span text:style-name="T3"><text:s text:c="15"/></text:span>newcomers, however, the soil is sometimes left uncovered. This can</text:p>
      <text:p text:style-name="P8"><text:span text:style-name="T3"><text:s text:c="15"/></text:span>lead to major erosion problems, particularly in hilly areas.....</text:p>
      <text:p text:style-name="P10"/>
      <text:p text:style-name="P10"><text:span text:style-name="T3"><text:s text:c="15"/></text:span><text:span text:style-name="T4">When the soil is bare and erosion a problem, the siltation rate of the</text:span></text:p>
      <text:p text:style-name="P8"><text:span text:style-name="T3"><text:s text:c="15"/></text:span>waterways is increased and this often has a negative effect upon</text:p>
      <text:p text:style-name="P8"><text:span text:style-name="T3"><text:s text:c="15"/></text:span>aquatic life forms and fish production.</text:p>
      <text:p text:style-name="P8"/>
      <text:p text:style-name="P8"><text:span text:style-name="T3"><text:s text:c="15"/></text:span>Neither are weeds a difficulty in the traditional method because the</text:p>
      <text:p text:style-name="P8"><text:span text:style-name="T3"><text:s text:c="15"/></text:span>land is left to fallow as soon as they become a problem. In the</text:p>
      <text:p text:style-name="P8"><text:soft-page-break/><text:span text:style-name="T3"><text:s text:c="15"/></text:span>subsequent fallow period, weeds soon die out as the crown of the</text:p>
      <text:p text:style-name="P8"><text:span text:style-name="T3"><text:s text:c="15"/></text:span>secondary forest closes. Migrant farmers, however, will remove all</text:p>
      <text:p text:style-name="P8"><text:span text:style-name="T3"><text:s text:c="15"/></text:span>vegetation and the roots and stumps of the felled trees from the areas</text:p>
      <text:p text:style-name="P8"><text:span text:style-name="T3"><text:s text:c="15"/></text:span>they clear for intensive farming.</text:p>
      <text:p text:style-name="P8"/>
      <text:p text:style-name="P10"><text:span text:style-name="T3"><text:s text:c="15"/></text:span><text:span text:style-name="T4">These practices mean that when the land is finally abandoned there</text:span></text:p>
      <text:p text:style-name="P8"><text:span text:style-name="T3"><text:s text:c="15"/></text:span>are no rootstocks left from which the trees may grow and grasses are</text:p>
      <text:p text:style-name="P8"><text:span text:style-name="T3"><text:s text:c="15"/></text:span>the most common invaders of the open areas. This means that</text:p>
      <text:p text:style-name="P8"><text:span text:style-name="T3"><text:s text:c="15"/></text:span>clearing of land by migrant farmers generally results in the permanent</text:p>
      <text:p text:style-name="P8"><text:span text:style-name="T3"><text:s text:c="15"/></text:span>destruction of the rain forest.”</text:p>
      <text:p text:style-name="P10"/>
      <text:p text:style-name="P10">The intention behind creating a knowledge base in AKT is to represent knowledge that</text:p>
      <text:p text:style-name="P10">provides a description of the ecology of a particular agroforestry practice. This is achieved by</text:p>
      <text:p text:style-name="P10">abstracting a set of unitary statements from the source knowledge that, as a set, represent a</text:p>
      <text:p text:style-name="P10">coherent description of the ecology of the practice. This process of breaking down the source</text:p>
      <text:p text:style-name="P10">knowledge into a set of unitary statements may demand considerable interpretation. Relying</text:p>
      <text:p text:style-name="P10">too literally on the exact statements in the source knowledge will tend to result in many</text:p>
      <text:p text:style-name="P10">statements in the knowledge base that become very difficult to interpret.</text:p>
      <text:p text:style-name="P10"/>
      <text:p text:style-name="P10">Consider, for example:</text:p>
      <text:p text:style-name="P10"><text:span text:style-name="T3"><text:s text:c="15"/></text:span>“In the subsequent fallow period, weeds soon die out as the crown of</text:p>
      <text:p text:style-name="P10"><text:span text:style-name="T3"><text:s text:c="15"/></text:span>the secondary forest closes.”</text:p>
      <text:p text:style-name="P10"/>
      <text:p text:style-name="P10">A literal abstraction of information might result in the statements that:</text:p>
      <text:p text:style-name="P10"><text:span text:style-name="T3"><text:s text:c="15"/></text:span>“Weeds soon die out in the fallow period”</text:p>
      <text:p text:style-name="P10"><text:span text:style-name="T3"><text:s text:c="15"/></text:span>“Weeds die out when the crown of the secondary forest closes”</text:p>
      <text:p text:style-name="P10"/>
      <text:p text:style-name="P10">Both statements are fairly literal abstractions and superficially reasonable and useful.</text:p>
      <text:p text:style-name="P10">However, as statements in a knowledge base they are problematic as both contain implicit</text:p>
      <text:p text:style-name="P10">information. The term ‘soon’ is relative to the rate of weed mortality on land, which is not</text:p>
      <text:p text:style-name="P10">fallowed. This is clear enough in the source knowledge but not as an explicit statement of</text:p>
      <text:p text:style-name="P10">ecological knowledge. Furthermore, in the second statement there is an implicit causality –</text:p>
      <text:p text:style-name="P10">however the statement only really identifies the coincidence of weed die back and canopy</text:p>
      <text:p text:style-name="P10">closure.</text:p>
      <text:p text:style-name="P10"/>
      <text:p text:style-name="P10">Interpretation might suggest that we should state instead that:</text:p>
      <text:p text:style-name="P10"><text:span text:style-name="T3"><text:s text:c="15"/></text:span>Forest canopy closure causes weeds to die back</text:p>
      <text:p text:style-name="P10">and</text:p>
      <text:p text:style-name="P10"><text:span text:style-name="T3"><text:s text:c="15"/></text:span>Forest canopy closure occurs during the fallow period</text:p>
      <text:p text:style-name="P10"/>
      <text:p text:style-name="P10">Clearly this interpretation may require validation through further reference to the source</text:p>
      <text:p text:style-name="P10">knowledge. However, the knowledge expressed here is more fundamental and more useful</text:p>
      <text:p text:style-name="P10">than the above statements.</text:p>
      <text:p text:style-name="P10"/>
      <text:h text:style-name="P15" text:outline-level="2"><text:span text:style-name="T8"/></text:h>
      <text:h text:style-name="P16" text:outline-level="2"><text:span text:style-name="T8">Extracting the information into individual statements</text:span></text:h>
      <text:p text:style-name="P7"/>
      <text:p text:style-name="P10"><text:span text:style-name="T9">A</text:span>s a result of the interpretation involved, different sets of statements will be abstracted from</text:p>
      <text:p text:style-name="P10">the same source knowledge by different people with different objectives. It is important to</text:p>
      <text:p text:style-name="P10">realise that any abstraction of knowledge for representation in the knowledge base is open to</text:p>
      <text:p text:style-name="P10">debate. There can be no single correct abstraction, although there can certainly be incorrect</text:p>
      <text:p text:style-name="P10">ones. The statements in Table 14.1 are an example of one set of statements abstracted from</text:p>
      <text:p text:style-name="P10">the text. These do not immediately and literally relate to the source knowledge but are</text:p>
      <text:p text:style-name="P10">designed to capture its ecological content. Some statements are speculative and demand</text:p>
      <text:p text:style-name="P10">validation while others can be expressed with more confidence.</text:p>
      <text:p text:style-name="Standard"/>
      <text:p text:style-name="Standard">Table 14.1 Example set of statements abstracted from the tex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s1</text:p>
          </table:table-cell>
          <table:table-cell table:style-name="Table1.B1" office:value-type="string">
            <text:p text:style-name="Standard">Burning causes a decrease in numbers of pests.</text:p>
          </table:table-cell>
        </table:table-row>
        <table:table-row table:style-name="Table1.1">
          <table:table-cell table:style-name="Table1.A2" office:value-type="string">
            <text:p text:style-name="Standard">s2</text:p>
          </table:table-cell>
          <table:table-cell table:style-name="Table1.B2" office:value-type="string">
            <text:p text:style-name="Standard">Burning causes a decrease in crop disease levels.</text:p>
          </table:table-cell>
        </table:table-row>
        <table:table-row table:style-name="Table1.1">
          <table:table-cell table:style-name="Table1.A2" office:value-type="string">
            <text:p text:style-name="Standard">s3</text:p>
          </table:table-cell>
          <table:table-cell table:style-name="Table1.B2" office:value-type="string">
            <text:p text:style-name="Standard">Clearing causes an increase in soil temperature.</text:p>
          </table:table-cell>
        </table:table-row>
        <table:table-row table:style-name="Table1.1">
          <table:table-cell table:style-name="Table1.A2" office:value-type="string">
            <text:p text:style-name="Standard">s4</text:p>
          </table:table-cell>
          <table:table-cell table:style-name="Table1.B2" office:value-type="string">
            <text:p text:style-name="Standard">An increase in soil temperature causes an increase in the rate of decomposition of organic matter.</text:p>
          </table:table-cell>
        </table:table-row>
        <table:table-row table:style-name="Table1.1">
          <table:table-cell table:style-name="Table1.A2" office:value-type="string">
            <text:p text:style-name="Standard">s5</text:p>
          </table:table-cell>
          <table:table-cell table:style-name="Table1.B2" office:value-type="string">
            <text:p text:style-name="Standard">Nutrient availability is high for two years after burning.</text:p>
          </table:table-cell>
        </table:table-row>
        <table:table-row table:style-name="Table1.1">
          <table:table-cell table:style-name="Table1.A2" office:value-type="string">
            <text:p text:style-name="Standard">s6</text:p>
          </table:table-cell>
          <table:table-cell table:style-name="Table1.B2" office:value-type="string">
            <text:p text:style-name="Standard">Harvesting causes a reduction in soil nutrient levels.</text:p>
          </table:table-cell>
        </table:table-row>
        <table:table-row table:style-name="Table1.1">
          <table:table-cell table:style-name="Table1.A2" office:value-type="string">
            <text:p text:style-name="Standard">s7</text:p>
          </table:table-cell>
          <table:table-cell table:style-name="Table1.B2" office:value-type="string">
            <text:p text:style-name="Standard">Leaching causes a reduction in soil nutrient levels.</text:p>
          </table:table-cell>
        </table:table-row>
        <table:table-row table:style-name="Table1.1">
          <table:table-cell table:style-name="Table1.A2" office:value-type="string">
            <text:p text:style-name="Standard">s8</text:p>
          </table:table-cell>
          <table:table-cell table:style-name="Table1.B2" office:value-type="string">
            <text:p text:style-name="Standard">A reduction in soil nutrient levels causes a reduction in soil fertility.</text:p>
          </table:table-cell>
        </table:table-row>
        <table:table-row table:style-name="Table1.1">
          <table:table-cell table:style-name="Table1.A2" office:value-type="string">
            <text:p text:style-name="Standard">s9</text:p>
          </table:table-cell>
          <table:table-cell table:style-name="Table1.B2" office:value-type="string">
            <text:p text:style-name="Standard">An increase in weed density causes a decrease in crop yield.</text:p>
          </table:table-cell>
        </table:table-row>
        <table:table-row table:style-name="Table1.1">
          <table:table-cell table:style-name="Table1.A2" office:value-type="string">
            <text:p text:style-name="Standard">s10</text:p>
          </table:table-cell>
          <table:table-cell table:style-name="Table1.B2" office:value-type="string">
            <text:p text:style-name="Standard">Soil erosion is not a problem IF the soil is always covered with some type of vegetation.</text:p>
          </table:table-cell>
        </table:table-row>
        <table:table-row table:style-name="Table1.1">
          <table:table-cell table:style-name="Table1.A2" office:value-type="string">
            <text:p text:style-name="Standard">s11</text:p>
          </table:table-cell>
          <table:table-cell table:style-name="Table1.B2" office:value-type="string">
            <text:p text:style-name="Standard">Soil erosion is severe IF soil is not covered with vegetation.</text:p>
          </table:table-cell>
        </table:table-row>
        <table:table-row table:style-name="Table1.1">
          <table:table-cell table:style-name="Table1.A2" office:value-type="string">
            <text:p text:style-name="Standard">s12</text:p>
          </table:table-cell>
          <table:table-cell table:style-name="Table1.B2" office:value-type="string">
            <text:p text:style-name="Standard">Soil erosion is very severe on hills.</text:p>
          </table:table-cell>
        </table:table-row>
        <table:table-row table:style-name="Table1.1">
          <table:table-cell table:style-name="Table1.A2" office:value-type="string">
            <text:p text:style-name="Standard">s13</text:p>
          </table:table-cell>
          <table:table-cell table:style-name="Table1.B2" office:value-type="string">
            <text:p text:style-name="Standard">An increase in soil erosion causes an increase in the siltation of waterways.</text:p>
          </table:table-cell>
        </table:table-row>
        <table:table-row table:style-name="Table1.1">
          <table:table-cell table:style-name="Table1.A2" office:value-type="string">
            <text:p text:style-name="Standard">s14</text:p>
          </table:table-cell>
          <table:table-cell table:style-name="Table1.B2" office:value-type="string">
            <text:p text:style-name="Standard">An increase in the siltation of waterways reduces fish production.</text:p>
          </table:table-cell>
        </table:table-row>
        <table:table-row table:style-name="Table1.1">
          <table:table-cell table:style-name="Table1.A2" office:value-type="string">
            <text:p text:style-name="Standard">s15</text:p>
          </table:table-cell>
          <table:table-cell table:style-name="Table1.B2" office:value-type="string">
            <text:p text:style-name="Standard">Weeds are not a problem IF land is regularly fallowed.</text:p>
          </table:table-cell>
        </table:table-row>
        <table:table-row table:style-name="Table1.1">
          <table:table-cell table:style-name="Table1.A2" office:value-type="string">
            <text:p text:style-name="Standard">s16</text:p>
          </table:table-cell>
          <table:table-cell table:style-name="Table1.B2" office:value-type="string">
            <text:p text:style-name="Standard">Canopy closure causes the death of weeds.</text:p>
          </table:table-cell>
        </table:table-row>
      </table:table>
      <text:p text:style-name="Standard"/>
      <text:p text:style-name="Standard"/>
      <text:p text:style-name="Standard"/>
      <text:h text:style-name="P18" text:outline-level="2"><text:span text:style-name="T9">Expressing the statements in AKT’s formal language</text:span></text:h>
      <text:p text:style-name="P3"/>
      <text:p text:style-name="P10">Although statements entered through the diagram interface are formalised automatically, any</text:p>
      <text:p text:style-name="P10">statements entered through the statement card must be formalised manually. The process of</text:p>
      <text:p text:style-name="P10">formal representation requires some practice. Read through Chapter 4 (part 4.2), which takes</text:p>
      <text:p text:style-name="P10">you through formal representation step by step, then try to formalise the extracted statements</text:p>
      <text:p text:style-name="P10">given in Table <text:span text:style-name="T15">1</text:span>. <text:span text:style-name="T15">(</text:span>Table <text:span text:style-name="T15">2</text:span> gives a formal version for each of the statements in Table 1. <text:span text:style-name="T15">)</text:span>There are no definitive, correct answers in formal representation, although there are ertainly incorrect ones.</text:p>
      <text:p text:style-name="P10"><text:span text:style-name="T3"><text:s text:c="46"/></text:span></text:p>
      <text:p text:style-name="P10">NOTE: Remember to use the underscore (_), not a hyphen (-) when<text:span text:style-name="T3"> </text:span>writing formalised statements, e.g. att_value.</text:p>
      <text:p text:style-name="P10"/>
      <text:p text:style-name="Standard"><text:span text:style-name="T1">Table </text:span><text:span text:style-name="T2">2. </text:span><text:span text:style-name="T1"><text:s/></text:span>Formal versions for each of the extracted statements in Table 14.1</text:p>
      <text:p text:style-name="P5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>Extracted Statements</text:p>
          </table:table-cell>
          <table:table-cell table:style-name="Table2.C1" office:value-type="string">
            <text:p text:style-name="Standard">Formalised Statements</text:p>
          </table:table-cell>
        </table:table-row>
        <table:table-row table:style-name="Table2.1">
          <table:table-cell table:style-name="Table2.A2" office:value-type="string">
            <text:p text:style-name="Standard">s1</text:p>
          </table:table-cell>
          <table:table-cell table:style-name="Table2.A2" office:value-type="string">
            <text:p text:style-name="Standard">Burning causes a decrease in numbers of pests</text:p>
          </table:table-cell>
          <table:table-cell table:style-name="Table2.C2" office:value-type="string">
            <text:p text:style-name="Standard">action(burning,site) causes1way att_value(pests,numbers,decrease)</text:p>
          </table:table-cell>
        </table:table-row>
        <table:table-row table:style-name="Table2.1">
          <table:table-cell table:style-name="Table2.A2" office:value-type="string">
            <text:p text:style-name="Standard">s2</text:p>
          </table:table-cell>
          <table:table-cell table:style-name="Table2.A2" office:value-type="string">
            <text:p text:style-name="Standard">Burning causes a decrease in crop disease level</text:p>
          </table:table-cell>
          <table:table-cell table:style-name="Table2.C2" office:value-type="string">
            <text:p text:style-name="Standard">action(burning,site) causes1way att_value(crops_disease, level, decrease)</text:p>
          </table:table-cell>
        </table:table-row>
        <table:table-row table:style-name="Table2.1">
          <table:table-cell table:style-name="Table2.A2" office:value-type="string">
            <text:p text:style-name="Standard">s3</text:p>
          </table:table-cell>
          <table:table-cell table:style-name="Table2.A2" office:value-type="string">
            <text:p text:style-name="Standard">Clearing causes an increase in soil temperature</text:p>
          </table:table-cell>
          <table:table-cell table:style-name="Table2.C2" office:value-type="string">
            <text:p text:style-name="Standard">action(clearing, site) causes1way att_value(soil,temperature,increase)</text:p>
          </table:table-cell>
        </table:table-row>
        <table:table-row table:style-name="Table2.1">
          <table:table-cell table:style-name="Table2.A2" office:value-type="string">
            <text:p text:style-name="Standard">s4</text:p>
          </table:table-cell>
          <table:table-cell table:style-name="Table2.A2" office:value-type="string">
            <text:p text:style-name="Standard">An increase in soil temperature causes an increase in the rate of decomposition of organic matter</text:p>
          </table:table-cell>
          <table:table-cell table:style-name="Table2.C2" office:value-type="string">
            <text:p text:style-name="Standard">att_value(soil,temperature,increase) causes2way att_value(process(organic_matter,decomposition),rate, increase)</text:p>
          </table:table-cell>
        </table:table-row>
        <table:table-row table:style-name="Table2.1">
          <table:table-cell table:style-name="Table2.A2" office:value-type="string">
            <text:p text:style-name="Standard">s5</text:p>
          </table:table-cell>
          <table:table-cell table:style-name="Table2.A2" office:value-type="string">
            <text:p text:style-name="Standard">Nutrient availability is high for <text:s/>att_value(site, nutrient_availability, high) IF two years after burning</text:p>
          </table:table-cell>
          <table:table-cell table:style-name="Table2.C2" office:value-type="string">
            <text:p text:style-name="Standard">att_value(site, time_since_burning,range(‘0 years’, ‘2 years’))</text:p>
          </table:table-cell>
        </table:table-row>
        <table:table-row table:style-name="Table2.1">
          <table:table-cell table:style-name="Table2.A2" office:value-type="string">
            <text:p text:style-name="Standard">s6</text:p>
          </table:table-cell>
          <table:table-cell table:style-name="Table2.A2" office:value-type="string">
            <text:p text:style-name="Standard">Harvesting causes a reduction in soil nutrient levels</text:p>
          </table:table-cell>
          <table:table-cell table:style-name="Table2.C2" office:value-type="string">
            <text:p text:style-name="Standard">action(harvesting, crops) causes1way att_value(part(soil, nutrients),level,decrease)</text:p>
          </table:table-cell>
        </table:table-row>
        <table:table-row table:style-name="Table2.1">
          <table:table-cell table:style-name="Table2.A2" office:value-type="string">
            <text:p text:style-name="Standard">s7</text:p>
          </table:table-cell>
          <table:table-cell table:style-name="Table2.A2" office:value-type="string">
            <text:p text:style-name="Standard">Leaching causes a reduction in soil nutrient levels</text:p>
          </table:table-cell>
          <table:table-cell table:style-name="Table2.C2" office:value-type="string">
            <text:p text:style-name="Standard">process(leaching) causes1way att_value(part(soil,nutrients),level, decrease)</text:p>
          </table:table-cell>
        </table:table-row>
        <table:table-row table:style-name="Table2.1">
          <table:table-cell table:style-name="Table2.A2" office:value-type="string">
            <text:p text:style-name="Standard">s8</text:p>
          </table:table-cell>
          <table:table-cell table:style-name="Table2.A2" office:value-type="string">
            <text:p text:style-name="Standard">A reduction in soil nutrient levels causes a reduction in soil fertility</text:p>
          </table:table-cell>
          <table:table-cell table:style-name="Table2.C2" office:value-type="string">
            <text:p text:style-name="Standard">att_value(part(soil, nutrients),level, decrease) causes2way att_value(soil, fertility, decrease)</text:p>
          </table:table-cell>
        </table:table-row>
        <table:table-row table:style-name="Table2.1">
          <table:table-cell table:style-name="Table2.A2" office:value-type="string">
            <text:p text:style-name="Standard">s9</text:p>
          </table:table-cell>
          <table:table-cell table:style-name="Table2.A2" office:value-type="string">
            <text:p text:style-name="Standard">An increase in weed density causes a decrease in crop yield</text:p>
          </table:table-cell>
          <table:table-cell table:style-name="Table2.C2" office:value-type="string">
            <text:p text:style-name="Standard">att_value(weeds, density, increase) causes2way att_value(crops, yield, decrease)</text:p>
          </table:table-cell>
        </table:table-row>
        <table:table-row table:style-name="Table2.1">
          <table:table-cell table:style-name="Table2.A2" office:value-type="string">
            <text:p text:style-name="Standard">s10</text:p>
          </table:table-cell>
          <table:table-cell table:style-name="Table2.A2" office:value-type="string">
            <text:p text:style-name="Standard">Soil erosion is minimal IF the <text:s text:c="4"/>rate,minimal) IF soil is always covered with some type of vegetation</text:p>
          </table:table-cell>
          <table:table-cell table:style-name="Table2.C2" office:value-type="string">
            <text:p text:style-name="Standard">att_value(process(soil, erosion),</text:p>
            <text:p text:style-name="Standard">link(covers, vegetation, soil)</text:p>
          </table:table-cell>
        </table:table-row>
        <table:table-row table:style-name="Table2.1">
          <table:table-cell table:style-name="Table2.A2" office:value-type="string">
            <text:p text:style-name="Standard">s11</text:p>
          </table:table-cell>
          <table:table-cell table:style-name="Table2.A2" office:value-type="string">
            <text:p text:style-name="Standard">Soil erosion is severe IF soil is not covered with vegetation</text:p>
          </table:table-cell>
          <table:table-cell table:style-name="Table2.C2" office:value-type="string">
            <text:p text:style-name="Standard">att_value(process(soil, erosion), rate, high) IF link(not_covers, vegetation, soil)</text:p>
          </table:table-cell>
        </table:table-row>
        <table:table-row table:style-name="Table2.1">
          <table:table-cell table:style-name="Table2.A2" office:value-type="string">
            <text:p text:style-name="Standard">s12</text:p>
          </table:table-cell>
          <table:table-cell table:style-name="Table2.A2" office:value-type="string">
            <text:p text:style-name="Standard">Soil erosion is very severe on hills <text:s/></text:p>
          </table:table-cell>
          <table:table-cell table:style-name="Table2.C2" office:value-type="string">
            <text:p text:style-name="Standard">att_value(process(soil, erosion),rate, severe) IF 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att_value(process(soil, erosion), location, hillside) and att_value(site, vegetation_cover, bare)</text:p>
                </table:table-cell>
              </table:table-row>
            </table:table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>s13</text:p>
          </table:table-cell>
          <table:table-cell table:style-name="Table2.A2" office:value-type="string">
            <text:p text:style-name="Standard">An increase in soil erosion causes an increase in the siltation of waterways</text:p>
          </table:table-cell>
          <table:table-cell table:style-name="Table2.C2" office:value-type="string">
            <text:p text:style-name="Standard">att_value(process(soil, erosion), rate, increase) causes2way att_value(process(waterways, <text:soft-page-break/>siltation),rate, increase)</text:p>
          </table:table-cell>
        </table:table-row>
        <table:table-row table:style-name="Table2.1">
          <table:table-cell table:style-name="Table2.A2" office:value-type="string">
            <text:p text:style-name="Standard">s14</text:p>
          </table:table-cell>
          <table:table-cell table:style-name="Table2.A2" office:value-type="string">
            <text:p text:style-name="Standard">An increase in the siltation of waterways reduces fish production</text:p>
          </table:table-cell>
          <table:table-cell table:style-name="Table2.C2" office:value-type="string">
            <text:p text:style-name="Standard">att_value(process(waterways, siltation),rate, increase) causes2way att_value(action(production,fish), rate,decrease)</text:p>
          </table:table-cell>
        </table:table-row>
        <table:table-row table:style-name="Table2.1">
          <table:table-cell table:style-name="Table2.A2" office:value-type="string">
            <text:p text:style-name="Standard">s15</text:p>
          </table:table-cell>
          <table:table-cell table:style-name="Table2.A2" office:value-type="string">
            <text:p text:style-name="Standard">The weed population does not become a problem when land is regularly left to fallow.</text:p>
          </table:table-cell>
          <table:table-cell table:style-name="Table2.C2" office:value-type="string">
            <text:p text:style-name="Standard">att_value(action(fallowing,land),frequency,regular) causes1way att_value(weeds, population,decrease)</text:p>
          </table:table-cell>
        </table:table-row>
        <table:table-row table:style-name="Table2.1">
          <table:table-cell table:style-name="Table2.A2" office:value-type="string">
            <text:p text:style-name="Standard">s16</text:p>
          </table:table-cell>
          <table:table-cell table:style-name="Table2.A2" office:value-type="string">
            <text:p text:style-name="Standard">Canopy closure causes the death of weeds</text:p>
          </table:table-cell>
          <table:table-cell table:style-name="Table2.C2" office:value-type="string">
            <text:p text:style-name="Standard">process(canopy,closure) causes1way process(weeds,death)</text:p>
          </table:table-cell>
        </table:table-row>
      </table:table>
      <text:p text:style-name="Standard"/>
      <text:p text:style-name="Standard"/>
      <text:p text:style-name="P9">You are now ready to create a knowledge base containing this information, in Part 2 of this tutori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GB" style:letter-kerning="true" style:font-name-asian="WenQuanYi Micro Hei" style:font-family-asian="'WenQuanYi Micro Hei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065cm" fo:line-height="106%" fo:text-align="center" style:justify-single-word="false" fo:keep-together="always" fo:orphans="2" fo:widows="2" fo:hyphenation-ladder-count="no-limit" fo:text-indent="0cm" style:auto-text-indent="false" fo:padding="0cm" fo:border="1.84pt solid #000000" style:shadow="none" fo:keep-with-next="always" style:writing-mode="lr-tb"/>
      <style:text-properties fo:color="#000000" loext:opacity="100%" style:font-name="Arial" fo:font-family="Arial" style:font-family-generic="swiss" style:font-pitch="variable" fo:font-size="16pt" fo:language="en" fo:country="US" fo:font-weight="bold" style:letter-kerning="true" style:font-name-asian="Arial" style:font-family-asian="Arial" style:font-family-generic-asian="swiss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next-style-name="Standard" style:default-outline-level="2" style:class="text">
      <style:paragraph-properties fo:margin-top="0cm" fo:margin-bottom="0.007cm" style:contextual-spacing="false" fo:line-height="105%" fo:keep-together="always" fo:orphans="2" fo:widows="2" fo:hyphenation-ladder-count="no-limit" fo:keep-with-next="always" style:writing-mode="lr-tb"/>
      <style:text-properties fo:color="#000000" loext:opacity="100%" style:font-name="Arial" fo:font-family="Arial" style:font-family-generic="swiss" style:font-pitch="variable" fo:font-size="12pt" fo:language="en" fo:country="US" fo:font-weight="bold" style:letter-kerning="true" style:font-name-asian="Arial" style:font-family-asian="Arial" style:font-family-generic-asian="swiss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Liberation Serif" fo:font-family="'Liberation Serif'" style:font-family-generic="roman" style:font-pitch="variable" fo:font-size="12pt" style:letter-kerning="true" style:font-name-asian="WenQuanYi Micro Hei1" style:font-family-asian="'WenQuanYi Micro Hei'" style:font-family-generic-asian="system" style:font-pitch-asian="variable" style:font-size-asian="12pt" style:language-asian="zh" style:country-asian="CN" style:font-name-complex="Lohit Devanagari2" style:font-family-complex="'Lohit Devanagari'" style:font-family-generic-complex="system" style:font-pitch-complex="variable" style:font-size-complex="12pt" style:language-complex="hi" style:country-complex="IN" fo:hyphenate="false" loext:hyphenation-no-caps="false"/>
    </style:style>
    <style:style style:name="Style2" style:family="paragraph" style:parent-style-name="Normal" style:default-outline-level="2" style:list-style-name="">
      <style:paragraph-properties fo:margin-left="1.016cm" fo:margin-right="0cm" fo:margin-top="0cm" fo:margin-bottom="0.007cm" style:contextual-spacing="false" fo:line-height="105%" fo:keep-together="always" fo:hyphenation-ladder-count="no-limit" fo:text-indent="-1.016cm" style:auto-text-indent="false" fo:keep-with-next="always">
        <style:tab-stops>
          <style:tab-stop style:position="0cm"/>
        </style:tab-stops>
      </style:paragraph-properties>
      <style:text-properties fo:color="#c45911" loext:opacity="100%" style:font-name="Arial" fo:font-family="Arial" style:font-family-generic="swiss" style:font-pitch="variable" fo:font-size="16pt" fo:language="en" fo:country="US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1:25:46.751448500</meta:creation-date>
    <dc:date>2024-04-11T14:20:21.691300579</dc:date>
    <meta:editing-cycles>8</meta:editing-cycles>
    <meta:editing-duration>PT1H29M16S</meta:editing-duration>
    <meta:generator>LibreOffice/7.3.7.2$Linux_X86_64 LibreOffice_project/30$Build-2</meta:generator>
    <meta:print-date>2024-04-11T14:03:44.200348012</meta:print-date>
    <meta:document-statistic meta:table-count="3" meta:image-count="0" meta:object-count="0" meta:page-count="6" meta:paragraph-count="198" meta:word-count="1743" meta:character-count="12221" meta:non-whitespace-character-count="9925"/>
  </office:meta>
</office:document-meta>
</file>